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OpenSymbol1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3d2d" officeooo:paragraph-rsid="000b3d2d"/>
    </style:style>
    <style:style style:name="P2" style:family="paragraph" style:parent-style-name="Standard" style:list-style-name="L2">
      <style:text-properties style:font-name="Calibri" officeooo:rsid="000b3d2d" officeooo:paragraph-rsid="000b3d2d"/>
    </style:style>
    <style:style style:name="P3" style:family="paragraph" style:parent-style-name="Standard">
      <style:text-properties style:font-name="Calibri" officeooo:rsid="000b3d2d" officeooo:paragraph-rsid="000b3d2d"/>
    </style:style>
    <style:style style:name="P4" style:family="paragraph" style:parent-style-name="Standard">
      <style:text-properties style:font-name="Calibri" fo:font-weight="bold" officeooo:rsid="000b3d2d" officeooo:paragraph-rsid="000b3d2d" style:font-weight-asian="bold" style:font-weight-complex="bold"/>
    </style:style>
    <style:style style:name="P5" style:family="paragraph" style:parent-style-name="Standard">
      <style:text-properties style:font-name="Calibri" fo:font-weight="bold" officeooo:rsid="000cfb20" officeooo:paragraph-rsid="000cfb20" style:font-weight-asian="bold" style:font-weight-complex="bold"/>
    </style:style>
    <style:style style:name="P6" style:family="paragraph" style:parent-style-name="Standard">
      <style:text-properties officeooo:paragraph-rsid="000b3d2d"/>
    </style:style>
    <style:style style:name="P7" style:family="paragraph" style:parent-style-name="Standard" style:list-style-name="L1">
      <style:paragraph-properties fo:margin-top="0.1201in" fo:margin-bottom="0in" style:contextual-spacing="false"/>
      <style:text-properties officeooo:paragraph-rsid="000c9202"/>
    </style:style>
    <style:style style:name="P8" style:family="paragraph" style:parent-style-name="Standard" style:list-style-name="L1">
      <style:paragraph-properties fo:margin-top="0.1in" fo:margin-bottom="0in" style:contextual-spacing="false"/>
      <style:text-properties style:font-name="Calibri" officeooo:rsid="000b3d2d" officeooo:paragraph-rsid="000c9202"/>
    </style:style>
    <style:style style:name="P9" style:family="paragraph" style:parent-style-name="Standard" style:list-style-name="L1">
      <style:paragraph-properties fo:margin-top="0.1in" fo:margin-bottom="0in" style:contextual-spacing="false"/>
      <style:text-properties style:font-name="Calibri" officeooo:rsid="000b3d2d" officeooo:paragraph-rsid="000b3d2d"/>
    </style:style>
    <style:style style:name="P10" style:family="paragraph" style:parent-style-name="Standard" style:list-style-name="L1">
      <style:paragraph-properties fo:margin-top="0.1in" fo:margin-bottom="0in" style:contextual-spacing="false"/>
      <style:text-properties style:font-name="Calibri" officeooo:rsid="000cfb20" officeooo:paragraph-rsid="000cfb20"/>
    </style:style>
    <style:style style:name="P11" style:family="paragraph" style:parent-style-name="Standard" style:list-style-name="L1">
      <style:paragraph-properties fo:margin-top="0.1in" fo:margin-bottom="0in" style:contextual-spacing="false"/>
      <style:text-properties officeooo:paragraph-rsid="000b3d2d"/>
    </style:style>
    <style:style style:name="P12" style:family="paragraph" style:parent-style-name="Standard" style:list-style-name="L1">
      <style:paragraph-properties fo:margin-top="0.1in" fo:margin-bottom="0in" style:contextual-spacing="false"/>
      <style:text-properties officeooo:paragraph-rsid="000c9202"/>
    </style:style>
    <style:style style:name="P13" style:family="paragraph" style:parent-style-name="Standard" style:list-style-name="L1">
      <style:paragraph-properties fo:margin-top="0.1in" fo:margin-bottom="0in" style:contextual-spacing="false"/>
      <style:text-properties officeooo:rsid="000cfb20" officeooo:paragraph-rsid="000cfb20"/>
    </style:style>
    <style:style style:name="P14" style:family="paragraph" style:parent-style-name="Standard" style:list-style-name="L1" style:master-page-name="">
      <loext:graphic-properties draw:fill="none"/>
      <style:paragraph-properties fo:margin-left="0.5in" fo:margin-right="0in" fo:margin-top="0.1in" fo:margin-bottom="0in" style:contextual-spacing="false" fo:text-indent="-0.25in" style:auto-text-indent="false" style:page-number="auto" fo:background-color="transparent"/>
      <style:text-properties style:font-name="Calibri" officeooo:rsid="000b3d2d" officeooo:paragraph-rsid="000c9202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font-name="Calibri1" officeooo:rsid="000b3d2d" style:font-name-asian="Calibri1" style:font-name-complex="Calibri1"/>
    </style:style>
    <style:style style:name="T3" style:family="text">
      <style:text-properties style:font-name="Calibri1" officeooo:rsid="000c9202" style:font-name-asian="Calibri1" style:font-name-complex="Calibri1"/>
    </style:style>
    <style:style style:name="T4" style:family="text">
      <style:text-properties style:font-name="Calibri1" officeooo:rsid="000cfb20" style:font-name-asian="Calibri1" style:font-name-complex="Calibri1"/>
    </style:style>
    <style:style style:name="T5" style:family="text">
      <style:text-properties style:font-name="Calibri" officeooo:rsid="000b3d2d"/>
    </style:style>
    <style:style style:name="T6" style:family="text">
      <style:text-properties style:font-name="Calibri" officeooo:rsid="000c9202" style:font-name-asian="Calibri1" style:font-name-complex="Calibri1"/>
    </style:style>
    <style:style style:name="T7" style:family="text">
      <style:text-properties style:font-name="Calibri" officeooo:rsid="000cfb20"/>
    </style:style>
    <style:style style:name="T8" style:family="text">
      <style:text-properties style:font-name="OpenSymbol1" style:font-name-asian="OpenSymbol1" style:font-name-complex="OpenSymbol1"/>
    </style:style>
    <style:style style:name="T9" style:family="text">
      <style:text-properties style:font-name="OpenSymbol1" officeooo:rsid="000b3d2d" style:font-name-asian="OpenSymbol1" style:font-name-complex="OpenSymbol1"/>
    </style:style>
    <style:style style:name="T10" style:family="text">
      <style:text-properties officeooo:rsid="000cfb20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Laser Maintenance </text:span><text:span text:style-name="T7">Checklist</text:span></text:p>
      <text:p text:style-name="P1">Little Red and Big Blue</text:p>
      <text:p text:style-name="P1"/>
      <text:p text:style-name="P4">Every Open Studio</text:p>
      <text:list xml:id="list3141550059" text:style-name="L1">
        <text:list-item>
          <text:p text:style-name="P7"><text:span text:style-name="T5">Check Air and coolant hoses are not pinched or kinked.<text:line-break/></text:span><text:span text:style-name="T9">□</text:span><text:span text:style-name="T2"> <text:s/></text:span><text:span text:style-name="T5">Big Red<text:tab/><text:tab/></text:span><text:span text:style-name="T9">□</text:span><text:span text:style-name="T2"> <text:s/>Little Blue</text:span></text:p>
        </text:list-item>
        <text:list-item>
          <text:p text:style-name="P8"><text:line-break/><text:span text:style-name="T8">□</text:span><text:span text:style-name="T1"> <text:s/></text:span>Big Red<text:tab/><text:tab/><text:span text:style-name="T8">□</text:span><text:span text:style-name="T1"> <text:s/>Little Blue</text:span></text:p>
        </text:list-item>
      </text:list>
      <text:list xml:id="list2047322805" text:style-name="L2">
        <text:list-header>
          <text:p text:style-name="P2"/>
        </text:list-header>
      </text:list>
      <text:p text:style-name="P1"/>
      <text:p text:style-name="P1"><text:span text:style-name="T11">Monthly</text:span> </text:p>
      <text:list xml:id="list153655564100995" text:continue-list="list3141550059" text:style-name="L1">
        <text:list-item text:start-value="1">
          <text:p text:style-name="P11"><text:span text:style-name="T5">Check coolant level in chiller. </text:span><text:span text:style-name="T7">Top up as needed.</text:span><text:span text:style-name="T5"><text:line-break/></text:span><text:span text:style-name="T9">□</text:span><text:span text:style-name="T2"> <text:s/></text:span><text:span text:style-name="T5">Big Red<text:tab/><text:tab/></text:span><text:span text:style-name="T9">□</text:span><text:span text:style-name="T2"> <text:s/>Little Blue</text:span></text:p>
        </text:list-item>
        <text:list-item>
          <text:p text:style-name="P11"><text:span text:style-name="T5">Inspect mirrors </text:span><text:span text:style-name="T7">and lens</text:span><text:span text:style-name="T5"> for </text:span><text:span text:style-name="T7">smoke residue</text:span><text:span text:style-name="T5">. Clean as necessary with lens wipe.<text:line-break/></text:span><text:span text:style-name="T9">□</text:span><text:span text:style-name="T2"> <text:s/></text:span><text:span text:style-name="T5">Big Red<text:tab/><text:tab/></text:span><text:span text:style-name="T9">□</text:span><text:span text:style-name="T2"> <text:s/>Little Blue</text:span></text:p>
        </text:list-item>
        <text:list-item>
          <text:p text:style-name="P11"><text:span text:style-name="T7">Pull up bed and clean exhaust vent </text:span><text:span text:style-name="T5"><text:line-break/></text:span><text:span text:style-name="T9">□</text:span><text:span text:style-name="T2"> <text:s/></text:span><text:span text:style-name="T6">B</text:span><text:span text:style-name="T2">ig Red<text:tab/><text:tab/></text:span></text:p>
        </text:list-item>
        <text:list-item>
          <text:p text:style-name="P9"><text:span text:style-name="T4">Wipe residue from X and Y rails</text:span><text:span text:style-name="T1"><text:line-break/></text:span><text:span text:style-name="T8">□</text:span><text:span text:style-name="T1"> <text:s/></text:span><text:span text:style-name="T3">B</text:span><text:span text:style-name="T1">ig Red<text:tab/><text:tab/></text:span><text:span text:style-name="T8">□</text:span><text:span text:style-name="T1"> <text:s/>Little Blue</text:span></text:p>
        </text:list-item>
        <text:list-item>
          <text:p text:style-name="P10"><text:span text:style-name="T1">Vacuum debris from under bed.<text:line-break/></text:span><text:span text:style-name="T9">□</text:span><text:span text:style-name="T2"> <text:s/></text:span><text:span text:style-name="T3">B</text:span><text:span text:style-name="T2">ig Red<text:tab/><text:tab/></text:span><text:span text:style-name="T9">□</text:span><text:span text:style-name="T2"> <text:s/>Little Blue</text:span></text:p>
        </text:list-item>
        <text:list-item>
          <text:p text:style-name="P10"><text:span text:style-name="T2">R</text:span><text:span text:style-name="T1">un a cut on a piece of scrap at 100% power. Note the current level during the cut<text:line-break/></text:span><text:span text:style-name="T9">□</text:span><text:span text:style-name="T2"> <text:s/></text:span><text:span text:style-name="T3">B</text:span><text:span text:style-name="T2">ig Red __________<text:tab/><text:tab/></text:span><text:span text:style-name="T9">□</text:span><text:span text:style-name="T2"> <text:s/>Little Blue____________</text:span></text:p>
          <text:p text:style-name="P9"><text:span text:style-name="T1"/></text:p>
        </text:list-item>
      </text:list>
      <text:p text:style-name="P1"/>
      <text:p text:style-name="P4">Quarterly</text:p>
      <text:list xml:id="list153656648643817" text:continue-list="list153655564100995" text:style-name="L1">
        <text:list-item text:start-value="1">
          <text:p text:style-name="P8">Check mirror alignment. <text:span text:style-name="T10">Align if necessary. Put tags on back of report.</text:span><text:line-break/><text:span text:style-name="T8">□</text:span><text:span text:style-name="T1"> <text:s/></text:span>Big Red<text:tab/><text:tab/><text:span text:style-name="T8">□</text:span><text:span text:style-name="T1"> <text:s/>Little Blu</text:span><text:span text:style-name="T4">e</text:span></text:p>
        </text:list-item>
        <text:list-item>
          <text:p text:style-name="P12"><text:span text:style-name="T4">Remove bed and clean residue under bed (knife edge supports on Big Red, flat bed plate on Little Blue)</text:span><text:span text:style-name="T2"><text:line-break/></text:span><text:span text:style-name="T9">□</text:span><text:span text:style-name="T2"> <text:s/>Big Red<text:tab/><text:tab/></text:span><text:span text:style-name="T9">□</text:span><text:span text:style-name="T2"> <text:s/>Little Blu</text:span><text:span text:style-name="T4">e</text:span></text:p>
        </text:list-item>
        <text:list-item>
          <text:p text:style-name="P13"><text:span text:style-name="T4">C</text:span><text:span text:style-name="T1">heck rail block lubrication<text:line-break/></text:span><text:span text:style-name="T9">□</text:span><text:span text:style-name="T2"> <text:s/>Big Red<text:tab/><text:tab/></text:span><text:span text:style-name="T9">□</text:span><text:span text:style-name="T2"> <text:s/>Little Blu</text:span><text:span text:style-name="T1">e</text:span></text:p>
        </text:list-item>
      </text:list>
      <text:p text:style-name="P1"/>
      <text:p text:style-name="P1"/>
      <text:p text:style-name="P5">Annually</text:p>
      <text:list xml:id="list153655431423207" text:continue-list="list153656648643817" text:style-name="L1">
        <text:list-item text:start-value="1">
          <text:p text:style-name="P12"><text:span text:style-name="T7">Clean residue from bed</text:span><text:span text:style-name="T5"><text:line-break/></text:span><text:span text:style-name="T9">□</text:span><text:span text:style-name="T2"> <text:s/></text:span><text:span text:style-name="T5">Big Red<text:tab/><text:tab/></text:span><text:span text:style-name="T9">□</text:span><text:span text:style-name="T2"> <text:s/>Little Blu</text:span><text:span text:style-name="T4">e</text:span></text:p>
        </text:list-item>
        <text:list-item>
          <text:p text:style-name="P12"><text:soft-page-break/><text:span text:style-name="T4">Remove bed and clean residue under bed (knife edge supports on Big Red, flat bed plate on Little Blue)</text:span><text:span text:style-name="T2"><text:line-break/></text:span><text:span text:style-name="T9">□</text:span><text:span text:style-name="T2"> <text:s/>Big Red<text:tab/><text:tab/></text:span><text:span text:style-name="T9">□</text:span><text:span text:style-name="T2"> <text:s/>Little Blu</text:span><text:span text:style-name="T4">e</text:span></text:p>
          <text:p text:style-name="P1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OpenSymbol1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09:09:48.849000000</meta:creation-date>
    <dc:date>2021-06-29T15:36:55.005000000</dc:date>
    <meta:editing-duration>PT13M20S</meta:editing-duration>
    <meta:editing-cycles>2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20" meta:word-count="231" meta:character-count="1162" meta:non-whitespace-character-count="922"/>
  </office:meta>
</office:document-meta>
</file>